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2pt solid #000000" fo:border-bottom="thin solid #000000" fo:border-left="none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color="#FF0000" fo:font-size="12pt" style:font-size-asian="12pt" style:font-size-complex="12pt"/>
    </style:style>
    <style:style style:name="ce6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 style:repeat-content="false"/>
      <style:paragraph-properties fo:text-align="start" fo:margin-left="0cm"/>
      <style:text-properties fo:color="#FF0000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FF0000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16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fo:background-color="transparent"/>
    </style:style>
    <style:style style:name="ce19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color="#FF0000" fo:font-size="14pt" style:font-size-asian="14pt" style:font-size-complex="14pt"/>
    </style:style>
    <style:style style:name="ce2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style:repeat-content="false"/>
      <style:paragraph-properties fo:text-align="start" fo:margin-left="0cm"/>
      <style:text-properties fo:color="#FF0000" fo:font-size="14pt" style:font-size-asian="14pt" style:font-size-complex="14pt"/>
    </style:style>
    <style:style style:name="ce24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9D9D9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2pt solid #000000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color="#FF0000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FF0000"/>
    </style:style>
    <style:style style:name="ce40" style:family="table-cell" style:parent-style-name="Default" style:data-style-name="N0">
      <style:table-cell-properties fo:border-top="thin solid #000000" fo:border-bottom="2pt solid #000000" fo:border-left="none" fo:border-right="none" style:vertical-align="top" fo:wrap-option="wrap" style:repeat-content="false"/>
      <style:paragraph-properties fo:text-align="start" fo:margin-left="0cm"/>
      <style:text-properties fo:color="#FF0000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color="#FF0000"/>
    </style:style>
    <style:style style:name="ce42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588125cm"/>
    </style:style>
    <style:style style:name="co4" style:family="table-column">
      <style:table-column-properties fo:break-before="auto" style:column-width="14.605cm"/>
    </style:style>
    <style:style style:name="co5" style:family="table-column">
      <style:table-column-properties fo:break-before="auto" style:column-width="5.000625cm"/>
    </style:style>
    <style:style style:name="co6" style:family="table-column">
      <style:table-column-properties fo:break-before="auto" style:column-width="14.366875cm"/>
    </style:style>
    <style:style style:name="co7" style:family="table-column">
      <style:table-column-properties fo:break-before="auto" style:column-width="0.6879166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5.92666666666667cm"/>
    </style:style>
    <style:style style:name="co11" style:family="table-column">
      <style:table-column-properties fo:break-before="auto" style:column-width="6.13833333333333cm"/>
    </style:style>
    <style:style style:name="co12" style:family="table-column">
      <style:table-column-properties fo:break-before="auto" style:column-width="6.45583333333333cm"/>
    </style:style>
    <style:style style:name="co13" style:family="table-column">
      <style:table-column-properties fo:break-before="auto" style:column-width="6.50875cm"/>
    </style:style>
    <style:style style:name="co14" style:family="table-column">
      <style:table-column-properties fo:break-before="auto" style:column-width="6.40291666666667cm"/>
    </style:style>
    <style:style style:name="co15" style:family="table-column">
      <style:table-column-properties fo:break-before="auto" style:column-width="3.59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86.25pt" style:use-optimal-row-height="fals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32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93.75pt" style:use-optimal-row-height="fals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9.5pt" style:use-optimal-row-height="tru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98.25pt" style:use-optimal-row-height="false" fo:break-before="auto"/>
    </style:style>
    <style:style style:name="ro11" style:family="table-row">
      <style:table-row-properties style:row-height="90pt" style:use-optimal-row-height="true" fo:break-before="auto"/>
    </style:style>
    <style:style style:name="ro12" style:family="table-row">
      <style:table-row-properties style:row-height="4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75pt" style:use-optimal-row-height="true" fo:break-before="auto"/>
    </style:style>
    <style:style style:name="ro15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locked_out_u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17">
            <text:p>HLR : High Level Re. Doc</text:p>
            <text:p>URL : https://www.saucedemo.com/</text:p>
            <text:p>Username : locked_out_user <text:s text:c="24"/>Password : secret_sauce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18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19">
            <text:p>Functionality ID</text:p>
          </table:table-cell>
          <table:table-cell office:value-type="string" table:number-columns-spanned="1" table:number-rows-spanned="2" table:style-name="ce19">
            <text:p>Functionality Name</text:p>
          </table:table-cell>
          <table:table-cell office:value-type="string" table:number-columns-spanned="1" table:number-rows-spanned="2" table:style-name="ce19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<text:s/>"https://www.saucedemo.com/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the "Login" button.</text:p>
          </table:table-cell>
          <table:table-cell office:value-type="string" table:style-name="ce7">
            <text:p>by clicking on "Log in" button , the website is not open and a s box shows that "user has been locked out".<text:s/>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5">
          <table:table-cell/>
          <table:table-cell table:style-name="ce8"/>
          <table:table-cell table:number-columns-repeated="2" table:style-name="ce9"/>
          <table:table-cell table:number-columns-repeated="16380"/>
        </table:table-row>
        <table:table-row table:number-rows-repeated="2" table:style-name="ro5">
          <table:table-cell/>
          <table:table-cell table:style-name="ce11"/>
          <table:table-cell table:number-columns-repeated="2" table:style-name="ce12"/>
          <table:table-cell table:number-columns-repeated="16380"/>
        </table:table-row>
        <table:table-row table:style-name="ro5">
          <table:table-cell/>
          <table:table-cell table:style-name="ce8"/>
          <table:table-cell table:style-name="ce10"/>
          <table:table-cell table:style-name="ce9"/>
          <table:table-cell table:number-columns-repeated="16380"/>
        </table:table-row>
        <table:table-row table:number-rows-repeated="2" table:style-name="ro5">
          <table:table-cell/>
          <table:table-cell table:style-name="ce8"/>
          <table:table-cell table:number-columns-repeated="2" table:style-name="ce9"/>
          <table:table-cell table:number-columns-repeated="16380"/>
        </table:table-row>
        <table:table-row table:number-rows-repeated="3"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number-rows-repeated="5" table:style-name="ro5">
          <table:table-cell/>
          <table:table-cell table:style-name="ce8"/>
          <table:table-cell table:number-columns-repeated="2" table:style-name="ce9"/>
          <table:table-cell table:number-columns-repeated="16380"/>
        </table:table-row>
        <table:table-row table:number-rows-repeated="4" table:style-name="ro5">
          <table:table-cell/>
          <table:table-cell table:style-name="ce8"/>
          <table:table-cell table:number-columns-repeated="2" table:style-name="ce10"/>
          <table:table-cell table:number-columns-repeated="16380"/>
        </table:table-row>
        <table:table-row table:style-name="ro5">
          <table:table-cell/>
          <table:table-cell table:style-name="ce8"/>
          <table:table-cell table:number-columns-repeated="2" table:style-name="ce9"/>
          <table:table-cell table:number-columns-repeated="16380"/>
        </table:table-row>
        <table:table-row table:number-rows-repeated="2" table:style-name="ro5">
          <table:table-cell/>
          <table:table-cell table:style-name="ce8"/>
          <table:table-cell table:number-columns-repeated="2" table:style-name="ce10"/>
          <table:table-cell table:number-columns-repeated="16380"/>
        </table:table-row>
        <table:table-row table:style-name="ro5">
          <table:table-cell/>
          <table:table-cell table:style-name="ce13"/>
          <table:table-cell table:number-columns-repeated="2" table:style-name="ce9"/>
          <table:table-cell table:number-columns-repeated="16380"/>
        </table:table-row>
        <table:table-row table:style-name="ro5">
          <table:table-cell/>
          <table:table-cell table:style-name="ce11"/>
          <table:table-cell table:number-columns-repeated="2" table:style-name="ce14"/>
          <table:table-cell table:number-columns-repeated="16380"/>
        </table:table-row>
        <table:table-row table:style-name="ro5">
          <table:table-cell/>
          <table:table-cell table:style-name="ce15"/>
          <table:table-cell table:style-name="ce12"/>
          <table:table-cell table:style-name="ce9"/>
          <table:table-cell table:number-columns-repeated="16380"/>
        </table:table-row>
        <table:table-row table:style-name="ro5">
          <table:table-cell/>
          <table:table-cell table:style-name="ce11"/>
          <table:table-cell table:number-columns-repeated="2" table:style-name="ce14"/>
          <table:table-cell table:number-columns-repeated="16380"/>
        </table:table-row>
        <table:table-row table:style-name="ro5">
          <table:table-cell/>
          <table:table-cell table:style-name="ce13"/>
          <table:table-cell table:number-columns-repeated="2" table:style-name="ce9"/>
          <table:table-cell table:number-columns-repeated="16380"/>
        </table:table-row>
        <table:table-row table:style-name="ro5">
          <table:table-cell/>
          <table:table-cell table:style-name="ce16"/>
          <table:table-cell table:number-columns-repeated="2" table:style-name="ce9"/>
          <table:table-cell table:number-columns-repeated="16380"/>
        </table:table-row>
        <table:table-row table:number-rows-repeated="1048541" table:style-name="ro5">
          <table:table-cell table:number-columns-repeated="16384"/>
        </table:table-row>
      </table:table>
      <table:table table:name="Scenario_locked_out_user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6">
          <table:table-cell/>
          <table:table-cell office:value-type="string" table:number-columns-spanned="2" table:number-rows-spanned="1" table:style-name="ce17">
            <text:p>Test Scenario</text:p>
            <text:p>URL : https://www.saucedemo.com/</text:p>
            <text:p>Username : locked_out_user <text:s text:c="25"/>Password : secret_sauce</text:p>
          </table:table-cell>
          <table:covered-table-cell/>
          <table:table-cell table:number-columns-repeated="16381"/>
        </table:table-row>
        <table:table-row table:style-name="ro1">
          <table:table-cell/>
          <table:table-cell table:number-columns-spanned="2" table:number-rows-spanned="1" table:style-name="ce18"/>
          <table:covered-table-cell/>
          <table:table-cell table:number-columns-repeated="16381"/>
        </table:table-row>
        <table:table-row table:style-name="ro1">
          <table:table-cell/>
          <table:table-cell office:value-type="string" table:number-columns-spanned="1" table:number-rows-spanned="2" table:style-name="ce24">
            <text:p>Scenario <text:s/>ID</text:p>
          </table:table-cell>
          <table:table-cell office:value-type="string" table:number-columns-spanned="1" table:number-rows-spanned="2" table:style-name="ce24">
            <text:p>Scenario Name</text:p>
          </table:table-cell>
          <table:table-cell table:number-columns-repeated="16381"/>
        </table:table-row>
        <table:table-row table:style-name="ro1">
          <table:table-cell/>
          <table:covered-table-cell/>
          <table:covered-table-cell/>
          <table:table-cell table:number-columns-repeated="16381"/>
        </table:table-row>
        <table:table-row table:style-name="ro7">
          <table:table-cell/>
          <table:table-cell office:value-type="float" office:value="1" table:style-name="ce20">
            <text:p>1</text:p>
          </table:table-cell>
          <table:table-cell office:value-type="string" table:style-name="ce21">
            <text:p>check the URL of the website <text:s/>"https://www.saucedemo.com/"</text:p>
          </table:table-cell>
          <table:table-cell table:number-columns-repeated="16381"/>
        </table:table-row>
        <table:table-row table:style-name="ro8">
          <table:table-cell/>
          <table:table-cell office:value-type="float" office:value="2" table:style-name="ce22">
            <text:p>2</text:p>
          </table:table-cell>
          <table:table-cell office:value-type="string" table:style-name="ce23">
            <text:p>check the "Login" button.</text:p>
          </table:table-cell>
          <table:table-cell table:number-columns-repeated="16381"/>
        </table:table-row>
        <table:table-row table:number-rows-repeated="2" table:style-name="ro5">
          <table:table-cell/>
          <table:table-cell table:style-name="ce8"/>
          <table:table-cell table:style-name="ce9"/>
          <table:table-cell table:number-columns-repeated="16381"/>
        </table:table-row>
        <table:table-row table:number-rows-repeated="2" table:style-name="ro5">
          <table:table-cell/>
          <table:table-cell table:style-name="ce11"/>
          <table:table-cell table:style-name="ce12"/>
          <table:table-cell table:number-columns-repeated="16381"/>
        </table:table-row>
        <table:table-row table:style-name="ro5">
          <table:table-cell/>
          <table:table-cell table:style-name="ce8"/>
          <table:table-cell table:style-name="ce10"/>
          <table:table-cell table:number-columns-repeated="16381"/>
        </table:table-row>
        <table:table-row table:number-rows-repeated="10" table:style-name="ro5">
          <table:table-cell/>
          <table:table-cell table:style-name="ce8"/>
          <table:table-cell table:style-name="ce9"/>
          <table:table-cell table:number-columns-repeated="16381"/>
        </table:table-row>
        <table:table-row table:number-rows-repeated="4" table:style-name="ro5">
          <table:table-cell/>
          <table:table-cell table:style-name="ce8"/>
          <table:table-cell table:style-name="ce10"/>
          <table:table-cell table:number-columns-repeated="16381"/>
        </table:table-row>
        <table:table-row table:style-name="ro5">
          <table:table-cell/>
          <table:table-cell table:style-name="ce8"/>
          <table:table-cell table:style-name="ce9"/>
          <table:table-cell table:number-columns-repeated="16381"/>
        </table:table-row>
        <table:table-row table:number-rows-repeated="2" table:style-name="ro5">
          <table:table-cell/>
          <table:table-cell table:style-name="ce8"/>
          <table:table-cell table:style-name="ce10"/>
          <table:table-cell table:number-columns-repeated="16381"/>
        </table:table-row>
        <table:table-row table:style-name="ro5">
          <table:table-cell/>
          <table:table-cell table:style-name="ce13"/>
          <table:table-cell table:style-name="ce9"/>
          <table:table-cell table:number-columns-repeated="16381"/>
        </table:table-row>
        <table:table-row table:style-name="ro5">
          <table:table-cell/>
          <table:table-cell table:style-name="ce11"/>
          <table:table-cell table:style-name="ce14"/>
          <table:table-cell table:number-columns-repeated="16381"/>
        </table:table-row>
        <table:table-row table:style-name="ro5">
          <table:table-cell/>
          <table:table-cell table:style-name="ce15"/>
          <table:table-cell table:style-name="ce12"/>
          <table:table-cell table:number-columns-repeated="16381"/>
        </table:table-row>
        <table:table-row table:style-name="ro5">
          <table:table-cell/>
          <table:table-cell table:style-name="ce11"/>
          <table:table-cell table:style-name="ce14"/>
          <table:table-cell table:number-columns-repeated="16381"/>
        </table:table-row>
        <table:table-row table:style-name="ro5">
          <table:table-cell/>
          <table:table-cell table:style-name="ce13"/>
          <table:table-cell table:style-name="ce9"/>
          <table:table-cell table:number-columns-repeated="16381"/>
        </table:table-row>
        <table:table-row table:style-name="ro5">
          <table:table-cell/>
          <table:table-cell table:style-name="ce16"/>
          <table:table-cell table:style-name="ce9"/>
          <table:table-cell table:number-columns-repeated="16381"/>
        </table:table-row>
        <table:table-row table:number-rows-repeated="1048541" table:style-name="ro5">
          <table:table-cell table:number-columns-repeated="16384"/>
        </table:table-row>
      </table:table>
      <table:table table:name="TC_locked_out_user" table:style-name="ta1"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4" table:default-cell-style-name="ce1"/>
        <table:table-row table:style-name="ro9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9" table:number-rows-spanned="1" table:style-name="ce43">
            <text:p><text:s text:c="66"/>Test Case</text:p>
            <text:p><text:s text:c="58"/>Username : standard_user <text:s text:c="12"/>Password : secret_sauce</text:p>
            <text:p><text:s text:c="72"/>Prepared by : Bhoomi Darji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number-columns-spanned="9" table:number-rows-spanned="1" table:style-name="ce18"/>
          <table:covered-table-cell table:number-columns-repeated="8"/>
          <table:table-cell table:number-columns-repeated="16374"/>
        </table:table-row>
        <table:table-row table:style-name="ro8">
          <table:table-cell/>
          <table:table-cell office:value-type="string" table:style-name="ce25">
            <text:p>Test scenario ID</text:p>
          </table:table-cell>
          <table:table-cell office:value-type="string" table:style-name="ce26">
            <text:p>Test case ID<text:s/></text:p>
          </table:table-cell>
          <table:table-cell office:value-type="string" table:style-name="ce25">
            <text:p>Test case description (summary)</text:p>
          </table:table-cell>
          <table:table-cell office:value-type="string" table:style-name="ce26">
            <text:p>Precondition<text:s/></text:p>
          </table:table-cell>
          <table:table-cell office:value-type="string" table:style-name="ce25">
            <text:p>Steps to perform</text:p>
          </table:table-cell>
          <table:table-cell office:value-type="string" table:style-name="ce26">
            <text:p>Test Data</text:p>
          </table:table-cell>
          <table:table-cell office:value-type="string" table:style-name="ce25">
            <text:p>Expected Outcome</text:p>
          </table:table-cell>
          <table:table-cell office:value-type="string" table:style-name="ce26">
            <text:p>Actual Outcome</text:p>
          </table:table-cell>
          <table:table-cell office:value-type="string" table:style-name="ce25">
            <text:p>Status</text:p>
          </table:table-cell>
          <table:table-cell table:number-columns-repeated="16374"/>
        </table:table-row>
        <table:table-row table:style-name="ro11">
          <table:table-cell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heck the URL of the website <text:s/>"https://www.saucedemo.com/"</text:p>
          </table:table-cell>
          <table:table-cell office:value-type="string" table:style-name="ce30">
            <text:p>. Internet connection is required.</text:p>
            <text:p>. Browser must be needed to operate this URL.</text:p>
          </table:table-cell>
          <table:table-cell office:value-type="string" table:style-name="ce29">
            <text:p>1. To open the available browser in the system.</text:p>
            <text:p>2. Type or press the URL "https://www.saucedemo.com/" to the address bar.</text:p>
            <text:p>3. Press enter to open.</text:p>
          </table:table-cell>
          <table:table-cell office:value-type="string" table:style-name="ce31">
            <text:p>NA</text:p>
          </table:table-cell>
          <table:table-cell office:value-type="string" table:style-name="ce29">
            <text:p>To open the given URL successfully.</text:p>
          </table:table-cell>
          <table:table-cell office:value-type="string" table:style-name="ce30">
            <text:p>To open the given URL successfully.</text:p>
          </table:table-cell>
          <table:table-cell office:value-type="string" table:style-name="ce3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" table:style-name="ce34">
            <text:p>2</text:p>
          </table:table-cell>
          <table:table-cell office:value-type="string" table:style-name="ce35">
            <text:p>Check the "Login" button with out giving any credentials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pan text:style-name="T3"/></text:p>
            <text:p/>
            <text:p><text:span text:style-name="T3">Password :</text:span></text:p>
          </table:table-cell>
          <table:table-cell office:value-type="string" table:style-name="ce35">
            <text:p>To notify about to enter the username and password</text:p>
          </table:table-cell>
          <table:table-cell office:value-type="string" table:style-name="ce36">
            <text:p>To notify about to enter the username and password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" table:style-name="ce34">
            <text:p>3</text:p>
          </table:table-cell>
          <table:table-cell office:value-type="string" table:style-name="ce35">
            <text:p>Check the "Login" button by blank username and valid passwor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pan text:style-name="T3"/></text:p>
            <text:p/>
            <text:p><text:span text:style-name="T3">Password :</text:span><text:s/>secret_sauce</text:p>
          </table:table-cell>
          <table:table-cell office:value-type="string" table:style-name="ce35">
            <text:p>To notify that the username is required.</text:p>
          </table:table-cell>
          <table:table-cell office:value-type="string" table:style-name="ce36">
            <text:p>To notify that the username is requir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" table:style-name="ce34">
            <text:p>4</text:p>
          </table:table-cell>
          <table:table-cell office:value-type="string" table:style-name="ce35">
            <text:p>Check the "Login" button by blank Password and valid Username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text:s/></text:span>locked_out_user</text:p>
            <text:p/>
            <text:p><text:span text:style-name="T3">Password :</text:span><text:s/></text:p>
          </table:table-cell>
          <table:table-cell office:value-type="string" table:style-name="ce35">
            <text:p>To notify that the Password is required.</text:p>
          </table:table-cell>
          <table:table-cell office:value-type="string" table:style-name="ce36">
            <text:p>To notify that the Password is require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" table:style-name="ce34">
            <text:p>5</text:p>
          </table:table-cell>
          <table:table-cell office:value-type="string" table:style-name="ce35">
            <text:p>Check the "Login" button by entering username in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 %$$$$</text:span><text:span text:style-name="T3"/>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6" table:style-name="ce34">
            <text:p>6</text:p>
          </table:table-cell>
          <table:table-cell office:value-type="string" table:style-name="ce35">
            <text:p>Check the "Login" button by entering password in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text:s/></text:span>locked_out_user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" table:style-name="ce34">
            <text:p>7</text:p>
          </table:table-cell>
          <table:table-cell office:value-type="string" table:style-name="ce35">
            <text:p>Check the "Login" button by entering username and password in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 #$@%^</text:span><text:span text:style-name="T3"/></text:p>
            <text:p/>
            <text:p><text:span text:style-name="T3">Password :</text:span><text:s/><text:span text:style-name="T4">%$$$$</text:span>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" table:style-name="ce34">
            <text:p>8</text:p>
          </table:table-cell>
          <table:table-cell office:value-type="string" table:style-name="ce35">
            <text:p>Check the "Login" button by entering username in only numer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 34567</text:span><text:span text:style-name="T3"/>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9" table:style-name="ce34">
            <text:p>9</text:p>
          </table:table-cell>
          <table:table-cell office:value-type="string" table:style-name="ce35">
            <text:p>Check the "Login" button by entering password <text:s/>in only numer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text:s/></text:span>locked_out_user</text:p>
            <text:p/>
            <text:p><text:span text:style-name="T3">Password :</text:span><text:s/>647386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0" table:style-name="ce34">
            <text:p>10</text:p>
          </table:table-cell>
          <table:table-cell office:value-type="string" table:style-name="ce35">
            <text:p>Check the "Login" button by entering username and password in only numerica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736467</text:p>
            <text:p/>
            <text:p><text:span text:style-name="T3">Password :</text:span><text:s/>647387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1" table:style-name="ce34">
            <text:p>11</text:p>
          </table:table-cell>
          <table:table-cell office:value-type="string" table:style-name="ce35">
            <text:p>Check the "Login" button by entering username in only capital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BFHFJD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2" table:style-name="ce34">
            <text:p>12</text:p>
          </table:table-cell>
          <table:table-cell office:value-type="string" table:style-name="ce35">
            <text:p>Check the "Login" button by entering password <text:s/>in only <text:s/>capital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FGTYEGG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3" table:style-name="ce34">
            <text:p>13</text:p>
          </table:table-cell>
          <table:table-cell office:value-type="string" table:style-name="ce35">
            <text:p>Check the "Login" button by entering username and password in only <text:s/>capital alphabets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YRTYRR</text:p>
            <text:p/>
            <text:p><text:span text:style-name="T3">Password :</text:span><text:s/>TEENRB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4" table:style-name="ce34">
            <text:p>14</text:p>
          </table:table-cell>
          <table:table-cell office:value-type="string" table:style-name="ce35">
            <text:p>Check the "Login" button by entering username in only small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dgehdye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5" table:style-name="ce34">
            <text:p>15</text:p>
          </table:table-cell>
          <table:table-cell office:value-type="string" table:style-name="ce35">
            <text:p>Check the "Login" button by entering password <text:s/>in only <text:s/>small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hfhejd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6" table:style-name="ce34">
            <text:p>16</text:p>
          </table:table-cell>
          <table:table-cell office:value-type="string" table:style-name="ce35">
            <text:p>Check the "Login" button by entering username and password in only small <text:s/>alphabets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trynrdg</text:p>
            <text:p/>
            <text:p><text:span text:style-name="T3">Password :</text:span><text:s/>grebyryd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7" table:style-name="ce34">
            <text:p>17</text:p>
          </table:table-cell>
          <table:table-cell office:value-type="string" table:style-name="ce35">
            <text:p>Check the "Login" button by entering username in capital and <text:s/>small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frhSDrA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8" table:style-name="ce34">
            <text:p>18</text:p>
          </table:table-cell>
          <table:table-cell office:value-type="string" table:style-name="ce35">
            <text:p>Check the "Login" button by entering password <text:s/>in capital and <text:s text:c="2"/>small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736467</text:p>
            <text:p/>
            <text:p><text:span text:style-name="T3">Password :</text:span><text:s/>AhYIBSD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19" table:style-name="ce34">
            <text:p>19</text:p>
          </table:table-cell>
          <table:table-cell office:value-type="string" table:style-name="ce35">
            <text:p>Check the "Login" button by entering username and password in capital and <text:s/>small <text:s/>alphabets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DuteL</text:p>
            <text:p/>
            <text:p><text:span text:style-name="T3">Password :</text:span><text:s/>GafRbvU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0" table:style-name="ce34">
            <text:p>20</text:p>
          </table:table-cell>
          <table:table-cell office:value-type="string" table:style-name="ce35">
            <text:p>Check the "Login" button by entering username in Numerical and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cf3j46f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1" table:style-name="ce34">
            <text:p>21</text:p>
          </table:table-cell>
          <table:table-cell office:value-type="string" table:style-name="ce35">
            <text:p>Check the "Login" button by entering password <text:s/>in Numerical and alphabets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Ga4R67v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2" table:style-name="ce34">
            <text:p>22</text:p>
          </table:table-cell>
          <table:table-cell office:value-type="string" table:style-name="ce35">
            <text:p>Check the "Login" button by entering username and password in Numerical and <text:s text:c="2"/>alphabets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D6t67L</text:p>
            <text:p/>
            <text:p><text:span text:style-name="T3">Password :</text:span><text:s/>G6f3bv9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3" table:style-name="ce34">
            <text:p>23</text:p>
          </table:table-cell>
          <table:table-cell office:value-type="string" table:style-name="ce35">
            <text:p>Check the "Login" button by entering username in Numerical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56&amp;6#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4" table:style-name="ce34">
            <text:p>24</text:p>
          </table:table-cell>
          <table:table-cell office:value-type="string" table:style-name="ce35">
            <text:p>Check the "Login" button by entering password <text:s/>in Numerical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text:s/></text:span>locked_out_user</text:p>
            <text:p/>
            <text:p><text:span text:style-name="T3">Password :</text:span><text:s/>6$%6@38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5" table:style-name="ce34">
            <text:p>25</text:p>
          </table:table-cell>
          <table:table-cell office:value-type="string" table:style-name="ce35">
            <text:p>Check the "Login" button by entering username and password in Numerical and <text:s text:c="2"/>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7$67@4</text:p>
            <text:p/>
            <text:p><text:span text:style-name="T3">Password :</text:span><text:s/>*6@#89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6" table:style-name="ce34">
            <text:p>26</text:p>
          </table:table-cell>
          <table:table-cell office:value-type="string" table:style-name="ce35">
            <text:p>Check the "Login" button by entering username in alphabetical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#hj%d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7" table:style-name="ce34">
            <text:p>27</text:p>
          </table:table-cell>
          <table:table-cell office:value-type="string" table:style-name="ce35">
            <text:p>Check the "Login" button by entering password <text:s/>in alphabetical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h$hj%v@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8" table:style-name="ce34">
            <text:p>28</text:p>
          </table:table-cell>
          <table:table-cell office:value-type="string" table:style-name="ce35">
            <text:p>Check the "Login" button by entering username and password in alphabetical and <text:s text:c="2"/>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$%#hb</text:p>
            <text:p/>
            <text:p><text:span text:style-name="T3">Password :</text:span><text:s/>h#mji$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29" table:style-name="ce34">
            <text:p>29</text:p>
          </table:table-cell>
          <table:table-cell office:value-type="string" table:style-name="ce35">
            <text:p>Check the "Login" button by entering username in only capital alphabets <text:s/>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F$P#TE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0" table:style-name="ce34">
            <text:p>30</text:p>
          </table:table-cell>
          <table:table-cell office:value-type="string" table:style-name="ce35">
            <text:p>Check the "Login" button by entering password <text:s/>in only capital alphabets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H$@JK#L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31" table:style-name="ce34">
            <text:p>31</text:p>
          </table:table-cell>
          <table:table-cell office:value-type="string" table:style-name="ce35">
            <text:p>Check the "Login" button by entering username and password in only capital alphabets and <text:s text:c="2"/>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$KL#S@</text:p>
            <text:p/>
            <text:p><text:span text:style-name="T3">Password :</text:span><text:s/>H^HKR@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Check the "Login" button by entering username in only small alphabets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$%#hb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3" table:style-name="ce34">
            <text:p>33</text:p>
          </table:table-cell>
          <table:table-cell office:value-type="string" table:style-name="ce35">
            <text:p>Check the "Login" button by entering password <text:s/>in only <text:s/>small alphabets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h#mji$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34" table:style-name="ce34">
            <text:p>34</text:p>
          </table:table-cell>
          <table:table-cell office:value-type="string" table:style-name="ce35">
            <text:p>Check the "Login" button by entering username and password in only <text:s/>small alphabets and <text:s text:c="2"/>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$%#hb</text:p>
            <text:p/>
            <text:p><text:span text:style-name="T3">Password :</text:span><text:s/>h#mji$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5" table:style-name="ce34">
            <text:p>35</text:p>
          </table:table-cell>
          <table:table-cell office:value-type="string" table:style-name="ce35">
            <text:p>Check the "Login" button by entering username in only small alphabets and Numer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4b6c8j3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6" table:style-name="ce34">
            <text:p>36</text:p>
          </table:table-cell>
          <table:table-cell office:value-type="string" table:style-name="ce35">
            <text:p>Check the "Login" button by entering password <text:s/>in only <text:s/>small alphabets and Numerica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text:s/></text:span>locked_out_user</text:p>
            <text:p/>
            <text:p><text:span text:style-name="T3">Password :</text:span><text:s/>dj5f7n29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7" table:style-name="ce34">
            <text:p>37</text:p>
          </table:table-cell>
          <table:table-cell office:value-type="string" table:style-name="ce35">
            <text:p>Check the "Login" button by entering username and password in only <text:s/>small alphabets and Numerica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d6j23nse</text:p>
            <text:p/>
            <text:p><text:span text:style-name="T3">Password :</text:span><text:s/>gjk7d945n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8" table:style-name="ce34">
            <text:p>38</text:p>
          </table:table-cell>
          <table:table-cell office:value-type="string" table:style-name="ce35">
            <text:p>Check the "Login" button by entering username in only capital alphabets and Numer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J3B45ND</text:p>
            <text:p/>
            <text:p><text:span text:style-name="T3">Password :</text:span><text:s/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39" table:style-name="ce34">
            <text:p>39</text:p>
          </table:table-cell>
          <table:table-cell office:value-type="string" table:style-name="ce35">
            <text:p>Check the "Login" button by entering password <text:s/>in only <text:s/>capital alphabets and Numerica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B5J67ND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0" table:style-name="ce34">
            <text:p>40</text:p>
          </table:table-cell>
          <table:table-cell office:value-type="string" table:style-name="ce35">
            <text:p>Check the "Login" button by entering username and password in only <text:s/>capital alphabets and Numerica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S8H45N7</text:p>
            <text:p/>
            <text:p><text:span text:style-name="T3">Password :</text:span><text:s/>DWJ7NDK4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1" table:style-name="ce34">
            <text:p>41</text:p>
          </table:table-cell>
          <table:table-cell office:value-type="string" table:style-name="ce35">
            <text:p>Check the "Login" button by entering username in alphabets with alternate space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d G e h W</text:p>
            <text:p/>
            <text:p><text:span text:style-name="T3">Password :</text:span><text:s/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2" table:style-name="ce34">
            <text:p>42</text:p>
          </table:table-cell>
          <table:table-cell office:value-type="string" table:style-name="ce35">
            <text:p>Check the "Login" button by entering password <text:s/>in alphabets with alternate space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locked_out_user</text:p>
            <text:p/>
            <text:p><text:span text:style-name="T3">Password :</text:span><text:s/>h R E h q B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3" table:style-name="ce34">
            <text:p>43</text:p>
          </table:table-cell>
          <table:table-cell office:value-type="string" table:style-name="ce35">
            <text:p>Check the "Login" button by entering username and password in alphabets with alternate space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K a Q j m R<text:s/></text:p>
            <text:p/>
            <text:p><text:span text:style-name="T3">Password :</text:span><text:s/>H d w a B M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4" table:style-name="ce34">
            <text:p>44</text:p>
          </table:table-cell>
          <table:table-cell office:value-type="string" table:style-name="ce35">
            <text:p>Check the "Login" button by entering username in only capital <text:s/>alphabets with alternate space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F Y F <text:s/>X J P<text:s/>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5" table:style-name="ce34">
            <text:p>45</text:p>
          </table:table-cell>
          <table:table-cell office:value-type="string" table:style-name="ce35">
            <text:p>Check the "Login" button by entering password <text:s/>in only capital alphabets with alternate space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/text:span><text:s/>D T V O E V K<text:s/>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46" table:style-name="ce34">
            <text:p>46</text:p>
          </table:table-cell>
          <table:table-cell office:value-type="string" table:style-name="ce35">
            <text:p>Check the "Login" button by entering username and password in only capital alphabets with alternate space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H F R J K T<text:s/></text:p>
            <text:p/>
            <text:p><text:span text:style-name="T3">Password :</text:span><text:s/>L N G E O Y T<text:s/>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7" table:style-name="ce34">
            <text:p>47</text:p>
          </table:table-cell>
          <table:table-cell office:value-type="string" table:style-name="ce35">
            <text:p>Check the "Login" button by entering username in only small <text:s/>alphabets with alternate space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g I e j t p<text:s/>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48" table:style-name="ce34">
            <text:p>48</text:p>
          </table:table-cell>
          <table:table-cell office:value-type="string" table:style-name="ce35">
            <text:p>Check the "Login" button by entering password <text:s/>in only small alphabets with alternate space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/text:span><text:s/>k a y p w j v<text:s/>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49" table:style-name="ce34">
            <text:p>49</text:p>
          </table:table-cell>
          <table:table-cell office:value-type="string" table:style-name="ce35">
            <text:p>Check the "Login" button by entering username and password in only small alphabets with alternate space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I t s l b p h<text:s/></text:p>
            <text:p/>
            <text:p><text:span text:style-name="T3">Password :</text:span><text:s/>l t a h r y l h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0" table:style-name="ce34">
            <text:p>50</text:p>
          </table:table-cell>
          <table:table-cell office:value-type="string" table:style-name="ce35">
            <text:p>Check the "Login" button by entering username in only single small <text:s/>alphabet <text:s text:c="2"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<text:s/></text:p>
            <text:p/>
            <text:p><text:span text:style-name="T3">Password :</text:span><text:s/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1" table:style-name="ce34">
            <text:p>51</text:p>
          </table:table-cell>
          <table:table-cell office:value-type="string" table:style-name="ce35">
            <text:p>Check the "Login" button by entering password <text:s/>in only single small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text:s/></text:p>
            <text:p/>
            <text:p><text:span text:style-name="T3">Password :</text:span><text:s/>t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2" table:style-name="ce34">
            <text:p>52</text:p>
          </table:table-cell>
          <table:table-cell office:value-type="string" table:style-name="ce35">
            <text:p>Check the "Login" button by entering username and password in only single small alphabet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b</text:p>
            <text:p/>
            <text:p><text:span text:style-name="T3">Password :<text:s/></text:span>a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3" table:style-name="ce34">
            <text:p>53</text:p>
          </table:table-cell>
          <table:table-cell office:value-type="string" table:style-name="ce35">
            <text:p>Check the "Login" button by entering username in only single capital <text:s/>alphabet <text:s text:c="2"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A</text:p>
            <text:p/>
            <text:p><text:span text:style-name="T3">Password :<text:s/></text:span>secret_sauce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4" table:style-name="ce34">
            <text:p>54</text:p>
          </table:table-cell>
          <table:table-cell office:value-type="string" table:style-name="ce35">
            <text:p>Check the "Login" button by entering password <text:s/>in only single capital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M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5" table:style-name="ce34">
            <text:p>55</text:p>
          </table:table-cell>
          <table:table-cell office:value-type="string" table:style-name="ce35">
            <text:p>Check the "Login" button by entering username and password in only single capital alphabet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Q</text:p>
            <text:p/>
            <text:p><text:span text:style-name="T3">Password :<text:s/></text:span>T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6" table:style-name="ce34">
            <text:p>56</text:p>
          </table:table-cell>
          <table:table-cell office:value-type="string" table:style-name="ce35">
            <text:p>Check the "Login" button by entering username in only single Number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7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7" table:style-name="ce34">
            <text:p>57</text:p>
          </table:table-cell>
          <table:table-cell office:value-type="string" table:style-name="ce35">
            <text:p>Check the "Login" button by entering password <text:s/>in only single Number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text:s/></text:span>5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8" table:style-name="ce34">
            <text:p>58</text:p>
          </table:table-cell>
          <table:table-cell office:value-type="string" table:style-name="ce35">
            <text:p>Check the "Login" button by entering username and password in only single Number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3</text:p>
            <text:p/>
            <text:p><text:span text:style-name="T3">Password :<text:s/></text:span>1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59" table:style-name="ce34">
            <text:p>59</text:p>
          </table:table-cell>
          <table:table-cell office:value-type="string" table:style-name="ce35">
            <text:p>Check the "Login" button by entering username in only single 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&amp;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60" table:style-name="ce34">
            <text:p>60</text:p>
          </table:table-cell>
          <table:table-cell office:value-type="string" table:style-name="ce35">
            <text:p>Check the "Login" button by entering password <text:s/>in only single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%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61" table:style-name="ce34">
            <text:p>61</text:p>
          </table:table-cell>
          <table:table-cell office:value-type="string" table:style-name="ce35">
            <text:p>Check the "Login" button by entering username and password in only single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#</text:p>
            <text:p/>
            <text:p><text:span text:style-name="T3">Password :<text:s/></text:span>@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3">
            <text:p>2</text:p>
          </table:table-cell>
          <table:table-cell office:value-type="float" office:value="62" table:style-name="ce34">
            <text:p>62</text:p>
          </table:table-cell>
          <table:table-cell office:value-type="string" table:style-name="ce35">
            <text:p>Check the "Login" button by entering username in too long length of 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#@#$%^&amp;*!@#$%^#$%^@#$%$^^&amp;$@$^&amp;&amp;&amp;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63" table:style-name="ce34">
            <text:p>63</text:p>
          </table:table-cell>
          <table:table-cell office:value-type="string" table:style-name="ce35">
            <text:p>Check the "Login" button by entering password <text:s/>in too long length of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@#%^^$##@!$%**(*&amp;^%$#$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3">
            <text:p>2</text:p>
          </table:table-cell>
          <table:table-cell office:value-type="float" office:value="64" table:style-name="ce34">
            <text:p>64</text:p>
          </table:table-cell>
          <table:table-cell office:value-type="string" table:style-name="ce35">
            <text:p>Check the "Login" button by entering username and password in too long length of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!@#$%^&amp;@#$%#@@#$*&amp;^^%</text:p>
            <text:p/>
            <text:p><text:span text:style-name="T3">Password :<text:s/></text:span>@#$%$#!@#$&amp;^%%##$%^$$@#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65" table:style-name="ce34">
            <text:p>65</text:p>
          </table:table-cell>
          <table:table-cell office:value-type="string" table:style-name="ce35">
            <text:p>Check the "Login" button by entering username in too long length of Numer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1236584956342648086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66" table:style-name="ce34">
            <text:p>66</text:p>
          </table:table-cell>
          <table:table-cell office:value-type="string" table:style-name="ce35">
            <text:p>Check the "Login" button by entering password <text:s/>in too long length of Numerica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7684957352474860706846342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3">
            <text:p>2</text:p>
          </table:table-cell>
          <table:table-cell office:value-type="float" office:value="67" table:style-name="ce34">
            <text:p>67</text:p>
          </table:table-cell>
          <table:table-cell office:value-type="string" table:style-name="ce35">
            <text:p>Check the "Login" button by entering username and password in too long length of Numer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648759607847352415375869777</text:p>
            <text:p/>
            <text:p><text:span text:style-name="T3">Password :<text:s/></text:span>8596856453423254758697854734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68" table:style-name="ce34">
            <text:p>68</text:p>
          </table:table-cell>
          <table:table-cell office:value-type="string" table:style-name="ce35">
            <text:p>Check the "Login" button by entering username in too long length of alphabet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feGERgerGEetgertERergergerg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69" table:style-name="ce34">
            <text:p>69</text:p>
          </table:table-cell>
          <table:table-cell office:value-type="string" table:style-name="ce35">
            <text:p>Check the "Login" button by entering password <text:s/>in too long length of alphabetical <text:s text:c="2"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locked_out_user</text:p>
            <text:p/>
            <text:p><text:span text:style-name="T3">Password :<text:s/></text:span>fdfREGRyijdtegrryRTFeerryyujh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3">
            <text:p>2</text:p>
          </table:table-cell>
          <table:table-cell office:value-type="float" office:value="70" table:style-name="ce34">
            <text:p>70</text:p>
          </table:table-cell>
          <table:table-cell office:value-type="string" table:style-name="ce35">
            <text:p>Check the "Login" button by entering username and password in too long length of alphabetica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hdffvjrJUYIFEFERYJjETtrhftjkyukn</text:p>
            <text:p/>
            <text:p><text:span text:style-name="T3">Password :<text:s/></text:span>cjytjtefcvIIYNBrteruTUutryrtu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1" table:style-name="ce34">
            <text:p>71</text:p>
          </table:table-cell>
          <table:table-cell office:value-type="string" table:style-name="ce35">
            <text:p>Check the "Login" button by entering username in Numbers ,alphabets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b@F34H#4bJY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2" table:style-name="ce34">
            <text:p>72</text:p>
          </table:table-cell>
          <table:table-cell office:value-type="string" table:style-name="ce35">
            <text:p>Check the "Login" button by entering password <text:s/>in Numbers ,alphabets and special symbol <text:s/>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hFp#Ng@jkdA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3" table:style-name="ce34">
            <text:p>73</text:p>
          </table:table-cell>
          <table:table-cell office:value-type="string" table:style-name="ce35">
            <text:p>Check the "Login" button by entering username and password in numbers ,alphabets and special symbol <text:s/>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jsA%Jbs#fh</text:p>
            <text:p/>
            <text:p><text:span text:style-name="T3">Password :<text:s/></text:span>j$JFLa@kY!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4" table:style-name="ce34">
            <text:p>74</text:p>
          </table:table-cell>
          <table:table-cell office:value-type="string" table:style-name="ce35">
            <text:p>Check the "Login" button by entering username in only single capital alphabet,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A5#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5" table:style-name="ce34">
            <text:p>75</text:p>
          </table:table-cell>
          <table:table-cell office:value-type="string" table:style-name="ce35">
            <text:p>Check the "Login" button by entering password in only single capital alphabet,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R7@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76" table:style-name="ce34">
            <text:p>76</text:p>
          </table:table-cell>
          <table:table-cell office:value-type="string" table:style-name="ce35">
            <text:p>Check the "Login" button by entering username and <text:s/>password in only single capital alphabet,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M5%</text:p>
            <text:p/>
            <text:p><text:span text:style-name="T3">Password :<text:s/></text:span>D7!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7" table:style-name="ce34">
            <text:p>77</text:p>
          </table:table-cell>
          <table:table-cell office:value-type="string" table:style-name="ce35">
            <text:p>Check the "Login" button by entering username in only single small alphabet,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g5#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78" table:style-name="ce34">
            <text:p>78</text:p>
          </table:table-cell>
          <table:table-cell office:value-type="string" table:style-name="ce35">
            <text:p>Check the "Login" button by entering password in only single small alphabet,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h7@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79" table:style-name="ce34">
            <text:p>79</text:p>
          </table:table-cell>
          <table:table-cell office:value-type="string" table:style-name="ce35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m5%</text:p>
            <text:p/>
            <text:p><text:span text:style-name="T3">Password :<text:s/></text:span>a7!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0" table:style-name="ce34">
            <text:p>80</text:p>
          </table:table-cell>
          <table:table-cell office:value-type="string" table:style-name="ce35">
            <text:p>Check the "Login" button by entering username in alternate sequence of capital and small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AbGvEnWm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1" table:style-name="ce34">
            <text:p>81</text:p>
          </table:table-cell>
          <table:table-cell office:value-type="string" table:style-name="ce35">
            <text:p>Check the "Login" button by entering password in alternate sequence of capital and small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KtVeSlWnY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82" table:style-name="ce34">
            <text:p>82</text:p>
          </table:table-cell>
          <table:table-cell office:value-type="string" table:style-name="ce35">
            <text:p>Check the "Login" button by entering username and password in alternate sequence of capital and small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KrCkYzQoLp</text:p>
            <text:p/>
            <text:p><text:span text:style-name="T3">Password :<text:s/></text:span>YdKvMbTeW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3" table:style-name="ce34">
            <text:p>83</text:p>
          </table:table-cell>
          <table:table-cell office:value-type="string" table:style-name="ce35">
            <text:p>Check the "Login" button by entering username in alternate sequence of Number and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3j4l2v5j3k5f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4" table:style-name="ce34">
            <text:p>84</text:p>
          </table:table-cell>
          <table:table-cell office:value-type="string" table:style-name="ce35">
            <text:p>Check the "Login" button by entering password in alternate sequence of Number and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k2v5n3h6n2k6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85" table:style-name="ce34">
            <text:p>85</text:p>
          </table:table-cell>
          <table:table-cell office:value-type="string" table:style-name="ce35">
            <text:p>Check the "Login" button by entering username and password in alternate sequence of Number and alphabet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k3b5n6k3m4</text:p>
            <text:p/>
            <text:p><text:span text:style-name="T3">Password :<text:s/></text:span>l2b4c7b4n8m9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6" table:style-name="ce34">
            <text:p>86</text:p>
          </table:table-cell>
          <table:table-cell office:value-type="string" table:style-name="ce35">
            <text:p>Check the "Login" button by entering username in alternate sequence of alphabet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h#j!f%l#d^v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7" table:style-name="ce34">
            <text:p>87</text:p>
          </table:table-cell>
          <table:table-cell office:value-type="string" table:style-name="ce35">
            <text:p>Check the "Login" button by entering password in alternate sequence of alphabet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k#h%f&amp;j*g!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88" table:style-name="ce34">
            <text:p>88</text:p>
          </table:table-cell>
          <table:table-cell office:value-type="string" table:style-name="ce35">
            <text:p>Check the "Login" button by entering username and password in alternate sequence of alphabet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%g#n%n!j@</text:p>
            <text:p/>
            <text:p><text:span text:style-name="T3">Password :<text:s/></text:span>p&amp;h%c$b@k#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89" table:style-name="ce34">
            <text:p>89</text:p>
          </table:table-cell>
          <table:table-cell office:value-type="string" table:style-name="ce35">
            <text:p>Check the "Login" button by entering username in alternate sequence of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/>5$7@7&amp;1!</text:p>
            <text:p/>
            <text:p><text:span text:style-name="T3">Password :<text:s/></text:span>secret_user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3">
            <text:p>2</text:p>
          </table:table-cell>
          <table:table-cell office:value-type="float" office:value="90" table:style-name="ce34">
            <text:p>90</text:p>
          </table:table-cell>
          <table:table-cell office:value-type="string" table:style-name="ce35">
            <text:p>Check the "Login" button by entering password in alternate sequence of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locked_out_user</text:p>
            <text:p/>
            <text:p><text:span text:style-name="T3">Password :<text:s/></text:span>9$7@7!5&amp;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3">
            <text:p>2</text:p>
          </table:table-cell>
          <table:table-cell office:value-type="float" office:value="91" table:style-name="ce34">
            <text:p>91</text:p>
          </table:table-cell>
          <table:table-cell office:value-type="string" table:style-name="ce35">
            <text:p>Check the "Login" button by entering username and password <text:s/>in alternate sequence of Number and special symbol format as invalid.</text:p>
          </table:table-cell>
          <table:table-cell office:value-type="string" table:style-name="ce36">
            <text:p>. Internet connection is required.</text:p>
            <text:p>. Browser must be needed to operate this URL.</text:p>
          </table:table-cell>
          <table:table-cell office:value-type="string" table:style-name="ce35">
            <text:p>Step 1 to 3 as above .</text:p>
            <text:p/>
            <text:p>4. Click on the Login button.</text:p>
          </table:table-cell>
          <table:table-cell office:value-type="string" table:style-name="ce36">
            <text:p><text:span text:style-name="T3">Username :</text:span><text:s text:c="2"/>8%3&amp;2#2@</text:p>
            <text:p/>
            <text:p><text:span text:style-name="T3">Password :<text:s/></text:span>8$7#6&amp;2@1!</text:p>
          </table:table-cell>
          <table:table-cell office:value-type="string" table:style-name="ce35">
            <text:p>To notify about not to accept this username &amp; password.</text:p>
          </table:table-cell>
          <table:table-cell office:value-type="string" table:style-name="ce36">
            <text:p>To notify about not to accept this username &amp; password.</text:p>
          </table:table-cell>
          <table:table-cell office:value-type="string" table:style-name="ce37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2" table:style-name="ce38">
            <text:p>2</text:p>
          </table:table-cell>
          <table:table-cell office:value-type="float" office:value="92" table:style-name="ce39">
            <text:p>92</text:p>
          </table:table-cell>
          <table:table-cell office:value-type="string" table:style-name="ce40">
            <text:p>check the "Login" buton by entering valid credentials.</text:p>
          </table:table-cell>
          <table:table-cell office:value-type="string" table:style-name="ce41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41">
            <text:p><text:span text:style-name="T5">Username :</text:span><text:s text:c="2"/>locked_out_user</text:p>
            <text:p/>
            <text:p><text:span text:style-name="T5">Password :<text:s/></text:span>secret_sauce</text:p>
          </table:table-cell>
          <table:table-cell office:value-type="string" table:style-name="ce40">
            <text:p>To login successfully and redirect to the home page by welcoming that registered username.</text:p>
          </table:table-cell>
          <table:table-cell office:value-type="string" table:style-name="ce41">
            <text:p>Not to login with valid username and password.</text:p>
          </table:table-cell>
          <table:table-cell office:value-type="string" table:style-name="ce42">
            <text:p>Fail</text:p>
          </table:table-cell>
          <table:table-cell table:number-columns-repeated="16374"/>
        </table:table-row>
        <table:table-row table:number-rows-repeated="104848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1T16:22:36Z</meta:creation-date>
    <dc:date>2023-12-13T13:51:22Z</dc:date>
  </office:meta>
</office:document-meta>
</file>